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text-properties officeooo:rsid="00152156" officeooo:paragraph-rsid="00152156"/>
    </style:style>
    <style:style style:name="P2" style:family="paragraph" style:parent-style-name="Text_20_body">
      <style:text-properties officeooo:paragraph-rsid="0015b1c0"/>
    </style:style>
    <style:style style:name="P3" style:family="paragraph" style:parent-style-name="Text_20_body">
      <style:text-properties officeooo:paragraph-rsid="0015fabf"/>
    </style:style>
    <style:style style:name="P4" style:family="paragraph" style:parent-style-name="Text_20_body">
      <style:text-properties officeooo:paragraph-rsid="001691eb"/>
    </style:style>
    <style:style style:name="P5" style:family="paragraph" style:parent-style-name="Text_20_body">
      <style:text-properties officeooo:paragraph-rsid="001731d6"/>
    </style:style>
    <style:style style:name="T1" style:family="text">
      <style:text-properties officeooo:rsid="00152156"/>
    </style:style>
    <style:style style:name="T2" style:family="text">
      <style:text-properties fo:color="#000000" loext:opacity="100%" style:font-name="monospace" fo:background-color="#ffffff" loext:char-shading-value="0"/>
    </style:style>
    <style:style style:name="T3" style:family="text">
      <style:text-properties fo:color="#000000" loext:opacity="100%" style:font-name="monospace" officeooo:rsid="0015b1c0" fo:background-color="#ffffff" loext:char-shading-value="0"/>
    </style:style>
    <style:style style:name="T4" style:family="text">
      <style:text-properties fo:color="#000000" loext:opacity="100%" style:font-name="monospace" officeooo:rsid="00152156" fo:background-color="#ffffff" loext:char-shading-value="0"/>
    </style:style>
    <style:style style:name="T5" style:family="text">
      <style:text-properties fo:color="#000000" loext:opacity="100%" style:font-name="monospace" officeooo:rsid="001731d6" fo:background-color="#ffffff" loext:char-shading-value="0"/>
    </style:style>
    <style:style style:name="T6" style:family="text">
      <style:text-properties style:font-name="monospace"/>
    </style:style>
    <style:style style:name="T7" style:family="text">
      <style:text-properties style:font-name="monospace" officeooo:rsid="0015b1c0"/>
    </style:style>
    <style:style style:name="T8" style:family="text">
      <style:text-properties style:font-name="monospace" officeooo:rsid="00152156"/>
    </style:style>
    <style:style style:name="T9" style:family="text">
      <style:text-properties style:font-name="monospace" officeooo:rsid="001691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wicklungslog</text:h>
      <text:p text:style-name="P1">Start: 31.7.24 um 20h44</text:p>
      <text:p text:style-name="P4"><text:span text:style-name="T1">&gt;</text:span><text:span text:style-name="T2">python main.py --train --quick</text:span><text:span text:style-name="T6"><text:line-break/><text:line-break/></text:span></text:p>
      <text:p text:style-name="P4"><text:span text:style-name="T7">Folgende Varianten </text:span><text:span text:style-name="T9">noch </text:span><text:span text:style-name="T7">austesten:</text:span></text:p>
      <text:p text:style-name="P5"><text:span text:style-name="T8">&gt;</text:span><text:span text:style-name="T3">python main.py <text:tab/></text:span><text:span text:style-name="T5"># f help</text:span></text:p>
      <text:p text:style-name="P3"><text:span text:style-name="T8">&gt;</text:span><text:span text:style-name="T3">python main.py --checkthis --quick</text:span></text:p>
      <text:p text:style-name="P3"><text:span text:style-name="T4">&gt;</text:span><text:span text:style-name="T3">python main.py --train --quick</text:span></text:p>
      <text:p text:style-name="P2"><text:span text:style-name="T4">&gt;</text:span><text:span text:style-name="T3">python main.py --train </text:span></text:p>
      <text:p text:style-name="P3"><text:span text:style-name="T4">&gt;</text:span><text:span text:style-name="T3">python main.py --checkthis </text:span></text:p>
      <text:p text:style-name="P2"><text:span text:style-name="T3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20:44:08.352575660</meta:creation-date>
    <dc:date>2024-07-31T21:15:56.017368932</dc:date>
    <meta:editing-duration>PT31M45S</meta:editing-duration>
    <meta:editing-cycles>5</meta:editing-cycles>
    <meta:generator>LibreOffice/24.2.4.2$Linux_X86_64 LibreOffice_project/420$Build-2</meta:generator>
    <meta:document-statistic meta:table-count="0" meta:image-count="0" meta:object-count="0" meta:page-count="1" meta:paragraph-count="9" meta:word-count="40" meta:character-count="248" meta:non-whitespace-character-count="220"/>
  </office:meta>
</office:document-meta>
</file>